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SUPUESTO DE INFORME – Octubre 2013</text:p>
      <text:p text:style-name="Standard"/>
      <text:p text:style-name="Standard">Pimec2020 solicita la elaboración de un informe con visualizaciones de datos sobre el tejido empresarial catalán al equipo de Periodismo de Datos Ariadna (Martin Virtel, Sebastiano Giorgi y Concha Catalan).</text:p>
      <text:p text:style-name="Standard"/>
      <text:p text:style-name="Standard">Encontramos la propuesta de realización de este informe muy interesante. Sin embargo, no sabemos de qué datos disponemos para realizarlo. </text:p>
      <text:p text:style-name="Standard"/>
      <text:p text:style-name="Standard">Es necesario investigar para saber de qué datos podemos disponer, cuáles nos pueden servir y valorarlos. Esto constituye una parte muy importante para la elaboración del informe, para posteriormente poder estudiar y analizar los datos. En periodismo de datos se considera que el 75% del tiempo de un proyecto se emplea en la obtención y el análisis de datos.</text:p>
      <text:p text:style-name="Standard"/>
      <text:p text:style-name="Standard">Pensamos que el tipo de datos que necesitamos se puede buscar en diversos ámbitos:</text:p>
      <text:p text:style-name="Standard"/>
      <text:p text:style-name="P1">Universidades</text:p>
      <text:p text:style-name="Standard">Datos de elaboración propia que se hayan utilizado en investigaciones académicas o tesis doctorales o recopilado en equipos de investigación en centros públicos (UB, UAB, UPF) o privados (ESADE, IESE)</text:p>
      <text:p text:style-name="Standard"/>
      <text:p text:style-name="P1">Administración Pública</text:p>
      <text:p text:style-name="Standard">Datos sobre el sector empresarial elaborados por la Administración Pública española (prácticamente todos los Ministerios elaboran estudios y estadísticas que pueden ser de utilidad, el INE...), la autonómica (Idescat, Portal de dades obertes...) y la local. </text:p>
      <text:p text:style-name="Standard"/>
      <text:p text:style-name="P1">Agrupaciones empresariales</text:p>
      <text:p text:style-name="Standard">Sería altamente recomendable poder tener una reunión con las personas que se ocupan del mantenimiento de las bases de datos, ficheros, resultados de encuestas en poder de PIMEC para saber a cuáles podríamos tener acceso para la elaboración del informe. Y también querríamos saber si se ha colaborado en investigaciones y poder acceder a ellas. </text:p>
      <text:p text:style-name="Standard"/>
      <text:p text:style-name="Standard">Consideramos que esta investigación previa, para saber a qué datos podemos acceder, es esencial para poder establecer el alcance del informe que se solicita. </text:p>
      <text:p text:style-name="Standard"/>
      <text:p text:style-name="Standard">Para realizar esta investigación previa, presentamos el siguiente presupuesto:</text:p>
      <text:p text:style-name="Standard"/>
      <text:p text:style-name="Standard">1200 euros</text:p>
      <text:p text:style-name="Standard"/>
      <text:p text:style-name="Standard">Paralelamente a esto, nos gustaría que se delimitara si el informe solicitado consiste en una descripción, un atlas, del tejido empresarial catalán o si se considera oportuno también:</text:p>
      <text:p text:style-name="Standard"/>
      <text:list xml:id="list298469740791056280" text:style-name="L1">
        <text:list-item>
          <text:p text:style-name="P2">Dar a conocer cuatro o cinco herramientas tecnológicas para la innovación que hayan utilizado algunos “proyectos faro” que sería interesante difundir.</text:p>
        </text:list-item>
        <text:list-item>
          <text:p text:style-name="P2">Incluir la presentación de historias de éxito empresarial mediante la innovación abierta y cómo se obtuvo (proyectos, personas, habilidades, objetivos).</text:p>
          <text:p text:style-name="P2"/>
        </text:list-item>
      </text:list>
      <text:p text:style-name="Standard">Quedamos a la espera de sus noticias. Saludos cordiales, </text:p>
      <text:p text:style-name="Standard"/>
      <text:p text:style-name="Standard">Concha Catalan, Sebastiano Giorgi, Martin Virtel. (Equipo de periodismo de datos Ariadn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3T12:05:01</meta:creation-date>
    <dc:date>2013-10-06T19:30:35</dc:date>
    <meta:editing-duration>P2DT12H33M13S</meta:editing-duration>
    <meta:editing-cycles>6</meta:editing-cycles>
    <meta:generator>OpenOffice.org/3.4.1$Unix OpenOffice.org_project/341m1$Build-9593</meta:generator>
    <meta:document-statistic meta:table-count="0" meta:image-count="0" meta:object-count="0" meta:page-count="1" meta:paragraph-count="19" meta:word-count="382" meta:character-count="2565"/>
  </office:meta>
</office:document-meta>
</file>